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cm" fo:margin-bottom="0.247cm" style:contextual-spacing="false" fo:line-height="115%" style:register-true="true"/>
      <style:text-properties fo:color="#000000" loext:opacity="100%" style:font-name="Arial1" fo:font-size="12pt" fo:font-weight="bold" officeooo:rsid="002ce24b" style:font-size-asian="12pt" style:font-weight-asian="bold" style:font-size-complex="12pt" style:font-weight-complex="bold"/>
    </style:style>
    <style:style style:name="P2" style:family="paragraph" style:parent-style-name="Text_20_body">
      <style:text-properties fo:color="#000000" loext:opacity="100%" style:font-name="Arial1" fo:font-weight="bold" officeooo:rsid="002ce24b" style:font-size-asian="12pt" style:font-weight-asian="bold" style:font-weight-complex="bold"/>
    </style:style>
    <style:style style:name="P3" style:family="paragraph" style:parent-style-name="Text_20_body" style:list-style-name="L1">
      <style:text-properties fo:color="#000000" loext:opacity="100%" style:font-name="Arial1" fo:font-weight="bold" officeooo:rsid="002ce24b" style:font-size-asian="12pt" style:font-weight-asian="bold" style:font-weight-complex="bold"/>
    </style:style>
    <style:style style:name="P4" style:family="paragraph" style:parent-style-name="Text_20_body" style:list-style-name="L2">
      <style:paragraph-properties fo:margin-left="0cm" fo:margin-right="0cm" fo:text-indent="0cm" style:auto-text-indent="false"/>
      <style:text-properties fo:color="#000000" loext:opacity="100%" style:font-name="Arial1" fo:font-weight="normal" officeooo:rsid="002ce24b" style:font-size-asian="12pt" style:font-weight-asian="normal" style:font-weight-complex="normal"/>
    </style:style>
    <style:style style:name="P5" style:family="paragraph" style:parent-style-name="Text_20_body" style:list-style-name="L3">
      <style:text-properties fo:color="#000000" loext:opacity="100%" style:font-name="Arial1" fo:font-weight="bold" officeooo:rsid="002ce24b" style:font-size-asian="12pt" style:font-weight-asian="bold" style:font-weight-complex="bold"/>
    </style:style>
    <style:style style:name="P6" style:family="paragraph" style:parent-style-name="Text_20_body" style:list-style-name="L4">
      <style:text-properties fo:color="#000000" loext:opacity="100%" style:font-name="Arial1" fo:font-weight="bold" officeooo:rsid="002ce24b" style:font-size-asian="12pt" style:font-weight-asian="bold" style:font-weight-complex="bold"/>
    </style:style>
    <style:style style:name="P7" style:family="paragraph" style:parent-style-name="Text_20_body" style:list-style-name="L5">
      <style:text-properties fo:color="#000000" loext:opacity="100%" style:font-name="Arial1" fo:font-weight="bold" officeooo:rsid="002ce24b" style:font-size-asian="12pt" style:font-weight-asian="bold" style:font-weight-complex="bold"/>
    </style:style>
    <style:style style:name="P8" style:family="paragraph" style:parent-style-name="Text_20_body" style:list-style-name="L6">
      <style:text-properties fo:color="#000000" loext:opacity="100%" style:font-name="Arial1" fo:font-weight="normal" officeooo:rsid="002ce24b" style:font-size-asian="12pt" style:font-weight-asian="normal" style:font-weight-complex="normal"/>
    </style:style>
    <style:style style:name="P9" style:family="paragraph" style:parent-style-name="Text_20_body" style:list-style-name="L6">
      <style:paragraph-properties fo:margin-left="0cm" fo:margin-right="0cm" fo:text-indent="0cm" style:auto-text-indent="false"/>
      <style:text-properties fo:color="#000000" loext:opacity="100%" style:font-name="Arial1" fo:font-weight="normal" officeooo:rsid="002ce24b" style:font-size-asian="12pt" style:font-weight-asian="normal" style:font-weight-complex="normal"/>
    </style:style>
    <style:style style:name="P10" style:family="paragraph" style:parent-style-name="Text_20_body">
      <style:paragraph-properties fo:text-align="start" style:justify-single-word="false"/>
      <style:text-properties officeooo:rsid="0005cb9e" officeooo:paragraph-rsid="002ce24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variant="normal" fo:text-transform="none" fo:color="#000000" loext:opacity="100%" style:font-name="Arial1" fo:font-size="12pt" fo:letter-spacing="normal" fo:font-style="normal" fo:font-weight="normal" officeooo:rsid="002ce24b"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eguntas cortas</text:h>
      <text:p text:style-name="P2"><text:span text:style-name="Strong_20_Emphasis"><text:span text:style-name="T1">1. ¿Cuál es la diferencia entre usar &lt;div&gt; y usar etiquetas semánticas como &lt;section&gt;, &lt;nav&gt; o &lt;article&gt;?</text:span></text:span><text:span text:style-name="T2"><text:line-break/>El &lt;div&gt; es un contenedor genérico que no aporta significado sobre el contenido que lleva dentro. Las etiquetas semánticas (&lt;section&gt;, &lt;article&gt;, etc.) informan al navegador y a los motores de búsqueda sobre </text:span><text:span text:style-name="Strong_20_Emphasis"><text:span text:style-name="T2">qué es</text:span></text:span><text:span text:style-name="T2"> ese contenido (una sección temática, una barra de navegación o un artículo independiente), mejorando el SEO y la accesibilidad.</text:span></text:p>
      <text:p text:style-name="P2"><text:span text:style-name="Strong_20_Emphasis"><text:span text:style-name="T1">2. ¿Qué restricción tiene la etiqueta &lt;main&gt; respecto a su ubicación y cantidad?</text:span></text:span><text:span text:style-name="T2"><text:line-break/>Solo debe haber </text:span><text:span text:style-name="Strong_20_Emphasis"><text:span text:style-name="T2">un</text:span></text:span><text:span text:style-name="T2"> &lt;main&gt; visible por página (documento). Debe contener el contenido principal y único de esa página y </text:span><text:span text:style-name="Strong_20_Emphasis"><text:span text:style-name="T2">no</text:span></text:span><text:span text:style-name="T2"> debe estar dentro de etiquetas como &lt;header&gt;, &lt;footer&gt;, &lt;nav&gt;, &lt;aside&gt; o &lt;article&gt;.</text:span></text:p>
      <text:p text:style-name="P2"><text:span text:style-name="Strong_20_Emphasis"><text:span text:style-name="T1">3. Explica brevemente cuándo usarías &lt;article&gt; y cuándo &lt;section&gt;.</text:span></text:span></text:p>
      <text:list text:style-name="L1">
        <text:list-item>
          <text:p text:style-name="P3"><text:span text:style-name="Strong_20_Emphasis"><text:span text:style-name="T2">&lt;article&gt;:</text:span></text:span><text:span text:style-name="T2"> Cuando el contenido es independiente y tiene sentido por sí mismo fuera del contexto de la web.</text:span></text:p>
        </text:list-item>
        <text:list-item>
          <text:p text:style-name="P3"><text:span text:style-name="Strong_20_Emphasis"><text:span text:style-name="T2">&lt;section&gt;:</text:span></text:span><text:span text:style-name="T2"> Cuando quieres agrupar contenido temáticamente relacionado que forma parte de un todo, generalmente con un título propio.</text:span></text:p>
        </text:list-item>
      </text:list>
      <text:p text:style-name="P2"><text:span text:style-name="Strong_20_Emphasis"><text:span text:style-name="T1">4. ¿Para qué sirve la etiqueta &lt;aside&gt; y qué tipo de contenido suele contener?</text:span></text:span><text:span text:style-name="T2"><text:line-break/>Define contenido que está tangencialmente relacionado con el contenido principal. Se usa para barras laterales , publicidad, listas de enlaces relacionados, biografías del autor o glosarios.</text:span></text:p>
      <text:p text:style-name="P2"><text:span text:style-name="Strong_20_Emphasis"><text:span text:style-name="T1">5. ¿Qué etiqueta HTML5 se usa para agrupar imágenes y pies de foto?</text:span></text:span><text:span text:style-name="T2"><text:line-break/>Se utiliza la etiqueta </text:span><text:span text:style-name="Strong_20_Emphasis"><text:span text:style-name="T2">&lt;figure&gt;</text:span></text:span><text:span text:style-name="T2"> para envolver la imagen y </text:span><text:span text:style-name="Strong_20_Emphasis"><text:span text:style-name="T2">&lt;figcaption&gt;</text:span></text:span><text:span text:style-name="T2"> para el pie de foto o descripción.</text:span></text:p>
      <text:p text:style-name="P2"><text:span text:style-name="Strong_20_Emphasis"><text:span text:style-name="T1">6. ¿Para qué se utiliza el atributo colspan? Pon un ejemplo.</text:span></text:span><text:span text:style-name="T2"><text:line-break/>Sirve para fusionar celdas horizontalmente en una tabla, haciendo que una celda ocupe el espacio de varias columnas.</text:span></text:p>
      <text:list text:style-name="L2">
        <text:list-item>
          <text:p text:style-name="P4"><text:span text:style-name="T3">Ejemplo:</text:span> &lt;td colspan="2"&gt;Total&lt;/td&gt; (Esta celda ocupará el ancho de 2 columnas).</text:p>
        </text:list-item>
      </text:list>
      <text:p text:style-name="P2"><text:span text:style-name="Strong_20_Emphasis"><text:span text:style-name="T1">7. ¿Qué función cumple &lt;thead&gt; y por qué es útil incluso si no va al inicio del HTML?</text:span></text:span><text:span text:style-name="T2"><text:line-break/>Agrupa las filas que conforman la cabecera de la tabla. Es útil semánticamente para accesibilidad y para imprimir (el navegador puede repetir la cabecera en cada página impresa). Aunque se escriba en otra posición, el navegador siempre renderizará el &lt;thead&gt; al principio de la tabla.</text:span></text:p>
      <text:p text:style-name="P2"><text:span text:style-name="Strong_20_Emphasis"><text:span text:style-name="T1">8. ¿Qué diferencia hay entre &lt;th&gt; y &lt;td&gt;?</text:span></text:span></text:p>
      <text:list text:style-name="L3">
        <text:list-item>
          <text:p text:style-name="P5"><text:span text:style-name="Strong_20_Emphasis"><text:span text:style-name="T2">&lt;th&gt;:</text:span></text:span><text:span text:style-name="T2"> Define una celda de encabezado; el texto suele aparecer en negrita y centrado, y tiene importancia semántica.</text:span></text:p>
        </text:list-item>
        <text:list-item>
          <text:p text:style-name="P5"><text:soft-page-break/><text:span text:style-name="Strong_20_Emphasis"><text:span text:style-name="T2">&lt;td&gt;:</text:span></text:span><text:span text:style-name="T2"> Define una celda de datos estándar.</text:span></text:p>
        </text:list-item>
      </text:list>
      <text:p text:style-name="P2"><text:span text:style-name="Strong_20_Emphasis"><text:span text:style-name="T1">9. ¿Qué es el atributo scope y para qué sirve en una tabla accesible?</text:span></text:span><text:span text:style-name="T2"><text:line-break/>Se usa en las etiquetas &lt;th&gt; para especificar si esa cabecera aplica a una fila o a una columna. Ayuda a los lectores de pantalla a asociar correctamente los datos con sus encabezados.</text:span></text:p>
      <text:p text:style-name="P2"><text:span text:style-name="Strong_20_Emphasis"><text:span text:style-name="T1">10. Explica la diferencia entre los métodos GET y POST.</text:span></text:span></text:p>
      <text:list text:style-name="L4">
        <text:list-item>
          <text:p text:style-name="P6"><text:span text:style-name="Strong_20_Emphasis"><text:span text:style-name="T2">GET:</text:span></text:span><text:span text:style-name="T2"> Envía los datos visibles en la URL. Es menos seguro para datos sensibles y tiene límite de caracteres. Se usa para búsquedas o filtros.</text:span></text:p>
        </text:list-item>
        <text:list-item>
          <text:p text:style-name="P6"><text:span text:style-name="Strong_20_Emphasis"><text:span text:style-name="T2">POST:</text:span></text:span><text:span text:style-name="T2"> Envía los datos en el cuerpo de la petición (ocultos). No tiene límite de tamaño y es más seguro. Se usa para formularios de registro, login o envío de archivos.</text:span></text:p>
        </text:list-item>
      </text:list>
      <text:p text:style-name="P2"><text:span text:style-name="Strong_20_Emphasis"><text:span text:style-name="T1">11. ¿Qué hace el atributo autocomplete="off"?</text:span></text:span><text:span text:style-name="T2"><text:line-break/>Impide que el navegador sugiera valores rellenados anteriormente por el usuario en ese campo o formulario.</text:span></text:p>
      <text:p text:style-name="P2"><text:span text:style-name="Strong_20_Emphasis"><text:span text:style-name="T1">12. ¿Para qué sirve novalidate?</text:span></text:span><text:span text:style-name="T2"><text:line-break/>Es un atributo de la etiqueta &lt;form&gt; que desactiva la validación automática del navegador al intentar enviar el formulario (ignora si falta un required o si el formato del email es incorrecto).</text:span></text:p>
      <text:p text:style-name="P2"><text:span text:style-name="Strong_20_Emphasis"><text:span text:style-name="T1">13. ¿Qué función tiene el atributo for en un &lt;label&gt;?</text:span></text:span><text:span text:style-name="T2"><text:line-break/>Vincula la etiqueta de texto con un campo de formulario mediante el id de este último. Permite que al hacer clic en el texto del label, el foco se vaya automáticamente al input asociado.</text:span></text:p>
      <text:p text:style-name="P2"><text:span text:style-name="Strong_20_Emphasis"><text:span text:style-name="T1">14. ¿Para qué sirve la etiqueta &lt;meta charset="utf-8"&gt;?</text:span></text:span><text:span text:style-name="T2"><text:line-break/>Define la codificación de caracteres del documento. Permite que se visualicen correctamente caracteres especiales como tildes, ñ, símbolos y emojis.</text:span></text:p>
      <text:p text:style-name="P2"><text:span text:style-name="Strong_20_Emphasis"><text:span text:style-name="T1">15. ¿Qué función cumple &lt;meta name="viewport"&gt; en un diseño responsive?</text:span></text:span><text:span text:style-name="T2"><text:line-break/>Controla cómo se escala y dimensiona la página en dispositivos móviles. Sin esta etiqueta, los móviles mostrarían la web como si fuera una pantalla de escritorio alejada.</text:span></text:p>
      <text:p text:style-name="P2"><text:span text:style-name="Strong_20_Emphasis"><text:span text:style-name="T1">16. ¿Qué etiqueta define el título visible en la pestaña del navegador?</text:span></text:span><text:span text:style-name="T2"><text:line-break/>La etiqueta </text:span><text:span text:style-name="Strong_20_Emphasis"><text:span text:style-name="T2">&lt;title&gt;</text:span></text:span><text:span text:style-name="T2"> dentro del &lt;head&gt;.</text:span></text:p>
      <text:p text:style-name="P2"><text:span text:style-name="Strong_20_Emphasis"><text:span text:style-name="T1">17. ¿Por qué es importante la etiqueta &lt;title&gt; a nivel de SEO?</text:span></text:span><text:span text:style-name="T2"><text:line-break/>Es uno de los factores más importantes para el posicionamiento, ya que define el título que aparece en los resultados de búsqueda de Google (SERP) y dice a los buscadores de qué trata la página.</text:span></text:p>
      <text:p text:style-name="P2"><text:span text:style-name="Strong_20_Emphasis"><text:span text:style-name="T1">18. Explica qué hace max-width: 100% en un &lt;img&gt;.</text:span></text:span><text:span text:style-name="T2"><text:line-break/>Hace que la imagen sea fluida (responsive). Impide que la imagen sea más ancha que su </text:span><text:soft-page-break/><text:span text:style-name="T2">contenedor padre (se encoge si la pantalla es pequeña), pero no permite que crezca más allá de su tamaño original si la pantalla es muy grande.</text:span></text:p>
      <text:p text:style-name="P2"><text:span text:style-name="Strong_20_Emphasis"><text:span text:style-name="T1">19. ¿Qué diferencia hay entre listas ordenadas y desordenadas?</text:span></text:span></text:p>
      <text:list text:style-name="L5">
        <text:list-item>
          <text:p text:style-name="P7"><text:span text:style-name="Strong_20_Emphasis"><text:span text:style-name="T2">Ordenadas (&lt;ol&gt;):</text:span></text:span><text:span text:style-name="T2"> Los elementos tienen un orden secuencial (números 1, 2, 3 o letras).</text:span></text:p>
        </text:list-item>
        <text:list-item>
          <text:p text:style-name="P7"><text:span text:style-name="Strong_20_Emphasis"><text:span text:style-name="T2">Desordenadas (&lt;ul&gt;):</text:span></text:span><text:span text:style-name="T2"> El orden no importa; se muestran con viñetas (puntos).</text:span></text:p>
        </text:list-item>
      </text:list>
      <text:p text:style-name="P2"><text:span text:style-name="Strong_20_Emphasis"><text:span text:style-name="T1">20. Indica 3 tipos diferentes de enlaces que se pueden crear con &lt;a&gt;.</text:span></text:span></text:p>
      <text:list text:style-name="L6">
        <text:list-item>
          <text:p text:style-name="P8">Enlace a otra página web .</text:p>
        </text:list-item>
        <text:list-item>
          <text:p text:style-name="P8">Enlace a una sección dentro de la misma página (ancla interna con #).</text:p>
        </text:list-item>
        <text:list-item>
          <text:p text:style-name="P9">Enlace de correo electrónico .</text:p>
        </text:list-item>
      </text:list>
      <text:p text:style-name="P2"><text:span text:style-name="Strong_20_Emphasis"><text:span text:style-name="T1">21. ¿Qué atributo se usa para abrir un enlace en otra pestaña?</text:span></text:span><text:span text:style-name="T2"><text:line-break/>El atributo target="_blank".</text:span></text:p>
      <text:p text:style-name="P2"><text:span text:style-name="Strong_20_Emphasis"><text:span text:style-name="T1">22. ¿Qué etiqueta permite poner una imagen con pie de foto?</text:span></text:span><text:span text:style-name="T2"><text:line-break/>Se usa la combinación de </text:span><text:span text:style-name="Strong_20_Emphasis"><text:span text:style-name="T2">&lt;figure&gt;</text:span></text:span><text:span text:style-name="T2"> <text:s/>y </text:span><text:span text:style-name="Strong_20_Emphasis"><text:span text:style-name="T2">&lt;figcaption&gt;</text:span></text:span><text:span text:style-name="T2">.</text:span></text:p>
      <text:p text:style-name="P10"><text:span text:style-name="Strong_20_Emphasi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officeooo:rsid="0034f2b2"/>
    </style:style>
    <style:style style:name="MT2" style:family="text">
      <style:text-properties fo:font-weight="bold" style:font-weight-asian="bold" style:font-weight-complex="bold"/>
    </style:style>
    <style:style style:name="MT3" style:family="text">
      <style:text-properties fo:font-weight="bold" officeooo:rsid="0034f2b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span text:style-name="MT1">ACTIVIDADES HTML UND 3</text:span><text:tab/>2 DAW<text:tab/>Juan Francisco Cortejosa </text:p>
      </style:header>
      <style:footer>
        <text:p text:style-name="MP2"><text:span text:style-name="MT2">DAW <text:tab/></text:span><text:span text:style-name="MT3">DISEÑO DE INTERFACES WEB</text:span><text:tab/><text:span text:style-name="MT2"><text:page-number text:select-page="current">1</text:page-number></text:span><text:span text:style-name="MT2">/</text:span><text:span text:style-name="MT2"><text:page-count>3</text:page-count></text:span><text:span text:style-name="MT2">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2-04T16:54:30.759049100</dc:date>
    <meta:editing-duration>PT2H2M11S</meta:editing-duration>
    <meta:editing-cycles>34</meta:editing-cycles>
    <meta:generator>LibreOffice/25.8.3.1$Windows_X86_64 LibreOffice_project/52ad9dd1c984050a9fb6932dbfb16e86a49e9758</meta:generator>
    <meta:document-statistic meta:table-count="0" meta:image-count="0" meta:object-count="0" meta:page-count="3" meta:paragraph-count="37" meta:word-count="899" meta:character-count="5367" meta:non-whitespace-character-count="4512"/>
  </office:meta>
</office:document-meta>
</file>